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svg:stroke-width="0.102cm" draw:marker-start-width="0.457cm" draw:marker-end-width="0.457cm" draw:fill="solid" draw:fill-color="#94bd5e" draw:textarea-horizontal-align="justify" draw:textarea-vertical-align="middle" draw:auto-grow-height="false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Ultrafine_20_Dashed" svg:stroke-color="#2323dc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width="0.102cm" svg:stroke-color="#dc2300" draw:marker-start-width="0.457cm" draw:marker-end="Arrow" draw:marker-end-width="0.457cm" draw:fill="solid" draw:fill-color="#ff3333" draw:textarea-horizontal-align="center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fill="solid" draw:fill-color="#ffffcc"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13" style:family="graphic" style:parent-style-name="standard">
      <style:graphic-properties svg:stroke-color="#dc2300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draw:fill="solid" draw:fill-color="#ffffcc" draw:textarea-horizontal-align="justify" draw:textarea-vertical-align="middle" draw:auto-grow-height="true" fo:min-height="3.121cm" fo:wrap-option="wrap"/>
    </style:style>
    <style:style style:name="gr16" style:family="graphic" style:parent-style-name="standard">
      <style:graphic-properties draw:marker-end="" draw:marker-end-width="0.3cm" draw:textarea-horizontal-align="center" draw:textarea-vertical-align="middle"/>
    </style:style>
    <style:style style:name="gr17" style:family="graphic" style:parent-style-name="standard">
      <style:graphic-properties svg:stroke-color="#2323dc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fill="solid" draw:fill-color="#ffffcc" draw:textarea-horizontal-align="justify" draw:textarea-vertical-align="middle" draw:auto-grow-height="true" fo:min-height="2.834cm" fo:wrap-option="wrap"/>
    </style:style>
    <style:style style:name="gr19" style:family="graphic" style:parent-style-name="standard">
      <style:graphic-properties draw:fill="solid" draw:fill-color="#ffffcc" draw:textarea-horizontal-align="justify" draw:textarea-vertical-align="middle" draw:auto-grow-height="true" fo:min-height="1.65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0.635cm" svg:height="0.635cm" svg:x="4.809cm" svg:y="4.17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1" draw:id="id2" draw:layer="layout" svg:width="0.635cm" svg:height="0.635cm" svg:x="4.809cm" svg:y="8.6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" draw:text-style-name="P1" draw:id="id3" draw:layer="layout" svg:width="0.635cm" svg:height="0.635cm" svg:x="4.809cm" svg:y="10.52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onnector draw:style-name="gr3" draw:text-style-name="P1" draw:layer="layout" draw:type="curve" svg:x1="5.128cm" svg:y1="6.08cm" svg:x2="5.128cm" svg:y2="8.62cm" draw:start-shape="id1" draw:start-glue-point="8" draw:end-shape="id2" draw:end-glue-point="4" svg:d="m5128 6080v2540">
          <text:p/>
        </draw:connector>
        <draw:connector draw:style-name="gr3" draw:text-style-name="P1" draw:layer="layout" draw:type="curve" svg:x1="5.128cm" svg:y1="9.255cm" svg:x2="5.128cm" svg:y2="10.525cm" draw:start-shape="id2" draw:start-glue-point="8" draw:end-shape="id3" draw:end-glue-point="4" svg:d="m5128 9255v1270">
          <text:p/>
        </draw:connector>
        <draw:custom-shape draw:style-name="gr4" draw:text-style-name="P1" draw:id="id6" draw:layer="layout" svg:width="0.635cm" svg:height="0.635cm" svg:x="13.065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7" draw:layer="layout" svg:width="0.635cm" svg:height="0.635cm" svg:x="12.4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0.635cm" svg:height="0.635cm" svg:x="7.349cm" svg:y="6.71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onnector draw:style-name="gr3" draw:text-style-name="P1" draw:layer="layout" draw:type="curve" svg:x1="5.353cm" svg:y1="4.717cm" svg:x2="7.444cm" svg:y2="6.808cm" draw:start-shape="id4" draw:start-glue-point="7" draw:end-shape="id5" draw:end-glue-point="11" svg:d="m5353 4717c0 1567 2091 522 2091 2091">
          <text:p/>
        </draw:connector>
        <draw:custom-shape draw:style-name="gr5" draw:text-style-name="P1" draw:layer="layout" svg:width="4.445cm" svg:height="1.27cm" svg:x="2.905cm" svg:y="1.635cm">
          <text:p text:style-name="P1">Mutation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5cm" svg:height="1.27cm" svg:x="11.16cm" svg:y="1.635cm"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4" draw:text-style-name="P1" draw:id="id8" draw:layer="layout" svg:width="0.635cm" svg:height="0.635cm" svg:x="14.97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383cm" svg:y1="4.81cm" svg:x2="12.748cm" svg:y2="7.35cm" draw:start-shape="id6" draw:start-glue-point="8" draw:end-shape="id7" draw:end-glue-point="4" svg:d="m13383 4810-635 2540">
          <text:p/>
        </draw:connector>
        <draw:connector draw:style-name="gr3" draw:text-style-name="P1" draw:layer="layout" draw:type="line" svg:x1="13.607cm" svg:y1="4.717cm" svg:x2="15.288cm" svg:y2="6.715cm" draw:start-shape="id6" draw:start-glue-point="9" draw:end-shape="id8" draw:end-glue-point="4" svg:d="m13607 4717 1681 1998">
          <text:p/>
        </draw:connector>
        <draw:custom-shape draw:style-name="gr7" draw:text-style-name="P1" draw:id="id9" draw:layer="layout" svg:width="0.635cm" svg:height="0.635cm" svg:x="6.714cm" svg:y="12.43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onnector draw:style-name="gr3" draw:text-style-name="P1" draw:layer="layout" draw:type="curve" svg:x1="5.353cm" svg:y1="11.067cm" svg:x2="6.809cm" svg:y2="12.523cm" draw:start-shape="id3" draw:start-glue-point="7" draw:end-shape="id9" draw:end-glue-point="11" svg:d="m5353 11067c0 1092 1456 364 1456 1456">
          <text:p/>
        </draw:connector>
        <draw:custom-shape draw:style-name="gr7" draw:text-style-name="P1" draw:id="id11" draw:layer="layout" svg:width="0.635cm" svg:height="0.635cm" svg:x="4.809cm" svg:y="14.33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onnector draw:style-name="gr3" draw:text-style-name="P1" draw:layer="layout" draw:type="curve" svg:x1="5.128cm" svg:y1="12.43cm" svg:x2="5.128cm" svg:y2="14.335cm" draw:start-shape="id10" draw:start-glue-point="8" draw:end-shape="id11" draw:end-glue-point="4" svg:d="m5128 12430v1905">
          <text:p/>
        </draw:connector>
        <draw:custom-shape draw:style-name="gr8" draw:text-style-name="P1" draw:id="id12" draw:layer="layout" svg:width="0.635cm" svg:height="0.635cm" svg:x="9.254cm" svg:y="9.8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onnector draw:style-name="gr3" draw:text-style-name="P1" draw:layer="layout" draw:type="curve" svg:x1="7.893cm" svg:y1="7.257cm" svg:x2="9.349cm" svg:y2="9.983cm" draw:start-shape="id5" draw:start-glue-point="7" draw:end-shape="id12" draw:end-glue-point="11" svg:d="m7893 7257c0 2007 1456 644 1456 2726">
          <text:p/>
        </draw:connector>
        <draw:connector draw:style-name="gr9" draw:text-style-name="P1" draw:layer="layout" draw:type="curve" svg:x1="15.288cm" svg:y1="7.35cm" svg:x2="5.445cm" svg:y2="8.938cm" draw:start-shape="id8" draw:start-glue-point="8" draw:end-shape="id2" draw:end-glue-point="6" svg:d="m15288 7350c0 1059-3281 1588-9843 1588">
          <text:p/>
        </draw:connector>
        <draw:connector draw:style-name="gr10" draw:text-style-name="P1" draw:layer="layout" draw:type="curve" svg:x1="9.89cm" svg:y1="10.208cm" svg:x2="15.288cm" svg:y2="7.35cm" draw:start-shape="id12" draw:start-glue-point="6" draw:end-shape="id8" draw:end-glue-point="8" svg:d="m9890 10208c3599 0 5398-952 5398-2858">
          <text:p/>
        </draw:connector>
        <draw:custom-shape draw:style-name="gr11" draw:text-style-name="P2" draw:layer="layout" svg:width="7.62cm" svg:height="0.635cm" svg:x="2.905cm" svg:y="23.225cm">
          <text:p text:style-name="P2"><text:span text:style-name="T1">Mutation of type -node-, entry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id="id1" draw:layer="layout" svg:width="0.635cm" svg:height="0.635cm" svg:x="4.809cm" svg:y="5.44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2" draw:text-style-name="P1" draw:id="id13" draw:layer="layout" svg:width="0.635cm" svg:height="0.635cm" svg:x="7.35cm" svg:y="7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curve" svg:x1="9.255cm" svg:y1="10.208cm" svg:x2="7.668cm" svg:y2="8.62cm" draw:start-shape="id12" draw:start-glue-point="10" draw:end-shape="id13" draw:end-glue-point="8" svg:d="m9255 10208c-1058 0-1587-529-1587-1588">
          <text:p/>
        </draw:connector>
        <draw:connector draw:style-name="gr3" draw:text-style-name="P1" draw:layer="layout" draw:type="curve" svg:x1="7.35cm" svg:y1="8.303cm" svg:x2="5.445cm" svg:y2="5.763cm" draw:start-shape="id13" draw:start-glue-point="6" draw:end-shape="id1" draw:end-glue-point="6" svg:d="m7350 8303c-1429 0-477-2540-1905-2540">
          <text:p/>
        </draw:connector>
        <draw:custom-shape draw:style-name="gr12" draw:text-style-name="P1" draw:id="id10" draw:layer="layout" svg:width="0.635cm" svg:height="0.635cm" svg:x="4.809cm" svg:y="11.79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onnector draw:style-name="gr3" draw:text-style-name="P1" draw:layer="layout" draw:type="curve" svg:x1="6.715cm" svg:y1="12.748cm" svg:x2="5.353cm" svg:y2="12.337cm" draw:start-shape="id9" draw:start-glue-point="10" draw:end-shape="id10" draw:end-glue-point="7" svg:d="m6715 12748c-952 0-272-411-1362-411">
          <text:p/>
        </draw:connector>
        <draw:connector draw:style-name="gr13" draw:text-style-name="P1" draw:layer="layout" draw:type="curve" svg:x1="5.445cm" svg:y1="4.493cm" svg:x2="13.158cm" svg:y2="4.717cm" draw:start-shape="id4" draw:start-glue-point="6" draw:end-shape="id6" draw:end-glue-point="7" svg:d="m5445 4493c5715 0 1859 224 7713 224">
          <text:p/>
        </draw:connector>
        <draw:connector draw:style-name="gr13" draw:text-style-name="P1" draw:layer="layout" draw:type="curve" svg:x1="7.985cm" svg:y1="7.033cm" svg:x2="15.063cm" svg:y2="6.808cm" draw:start-shape="id5" draw:start-glue-point="6" draw:end-shape="id8" draw:end-glue-point="5" svg:d="m7985 7033c5238 0 1699-225 7078-225">
          <text:p/>
        </draw:connector>
        <draw:custom-shape draw:style-name="gr1" draw:text-style-name="P1" draw:layer="layout" svg:width="0.635cm" svg:height="0.635cm" svg:x="1.634cm" svg:y="23.22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2" draw:text-style-name="P1" draw:layer="layout" svg:width="0.635cm" svg:height="0.635cm" svg:x="1.634cm" svg:y="24.49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1" draw:text-style-name="P2" draw:layer="layout" svg:width="7.62cm" svg:height="0.635cm" svg:x="2.905cm" svg:y="24.491cm">
          <text:p text:style-name="P2"><text:span text:style-name="T1">Mutation of type -node-, ou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635cm" svg:height="0.635cm" svg:x="1.634cm" svg:y="25.76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1" draw:text-style-name="P2" draw:layer="layout" svg:width="7.62cm" svg:height="0.635cm" svg:x="2.905cm" svg:y="25.765cm">
          <text:p text:style-name="P2"><text:span text:style-name="T1">Mutation of general typ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7.62cm" svg:height="0.635cm" svg:x="2.905cm" svg:y="23.226cm">
          <text:p text:style-name="P2"><text:span text:style-name="T1">Mutation of type -node-, entry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27cm" svg:height="0.635cm" svg:x="6.08cm" svg:y="9.89cm">
          <text:p text:style-name="P2"><text:span text:style-name="T1">M1</text:span></text:p>
          <draw:enhanced-geometry svg:viewBox="0 0 21600 21600" draw:mirror-horizontal="false" draw:mirror-vertical="false" draw:type="line-callout-1" draw:modifiers="-14751.2195121951 -27373.5849056604 -4265.61762391818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2" draw:layer="layout" svg:width="1.27cm" svg:height="0.635cm" svg:x="17.51cm" svg:y="6.08cm">
          <text:p text:style-name="P2"><text:span text:style-name="T1">N0_1</text:span></text:p>
          <draw:enhanced-geometry svg:viewBox="0 0 21600 21600" draw:mirror-horizontal="false" draw:mirror-vertical="false" draw:type="line-callout-1" draw:modifiers="-35059.6380802518 31041.5094339623 -4265.61762391818 18849.05660377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2" draw:id="id14" draw:layer="layout" svg:width="6.985cm" svg:height="4.136cm" svg:x="13.065cm" svg:y="12.788cm">
          <text:p text:style-name="P2"><text:span text:style-name="T1">New mutation M2 being added, it applies to N0_1 non-additive change. But there is dependency M1 on N0_1. So M2 affects M1, but M1 is applied after M2, thus consistency will be broken. 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svg:x1="13.065cm" svg:y1="14.856cm" svg:x2="9.573cm" svg:y2="10.525cm" draw:start-shape="id14" draw:start-glue-point="3" draw:end-shape="id12" draw:end-glue-point="8" svg:d="m13065 14856c-2328 0-3492-1443-3492-4331">
          <text:p/>
        </draw:connector>
        <draw:line draw:style-name="gr3" draw:text-style-name="P1" draw:layer="layout" svg:x1="11.16cm" svg:y1="23.225cm" svg:x2="11.795cm" svg:y2="23.86cm">
          <text:p/>
        </draw:line>
        <draw:custom-shape draw:style-name="gr11" draw:text-style-name="P2" draw:layer="layout" svg:width="7.62cm" svg:height="0.635cm" svg:x="12.43cm" svg:y="23.225cm">
          <text:p text:style-name="P2"><text:span text:style-name="T1">Relation of applying sequence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1.16cm" svg:y1="24.495cm" svg:x2="11.795cm" svg:y2="25.13cm">
          <text:p/>
        </draw:line>
        <draw:custom-shape draw:style-name="gr11" draw:text-style-name="P2" draw:layer="layout" svg:width="7.62cm" svg:height="0.635cm" svg:x="12.43cm" svg:y="24.495cm">
          <text:p text:style-name="P2"><text:span text:style-name="T1">Relation of referencing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16cm" svg:y1="25.765cm" svg:x2="11.795cm" svg:y2="26.4cm">
          <text:p/>
        </draw:line>
        <draw:custom-shape draw:style-name="gr11" draw:text-style-name="P2" draw:layer="layout" svg:width="7.62cm" svg:height="0.635cm" svg:x="12.43cm" svg:y="25.765cm">
          <text:p text:style-name="P2"><text:span text:style-name="T1">Relation of changing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id="id15" draw:layer="layout" svg:width="6.35cm" svg:height="3.084cm" svg:x="6.08cm" svg:y="15.605cm">
          <text:p text:style-name="P2"><text:span text:style-name="T1">M3 – new mutation. <text:s/>There are only dependencies with earlier applying, so no consistency breakage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curve" svg:x1="6.08cm" svg:y1="17.147cm" svg:x2="5.353cm" svg:y2="14.877cm" draw:start-shape="id15" draw:end-shape="id11" draw:end-glue-point="7" svg:d="m6080 17147c-485 0-727-756-727-2270">
          <text:p/>
        </draw:connector>
        <draw:connector draw:style-name="gr10" draw:text-style-name="P1" draw:layer="layout" draw:type="curve" svg:x1="5.445cm" svg:y1="14.653cm" svg:x2="15.512cm" svg:y2="7.257cm" draw:start-shape="id11" draw:start-glue-point="6" draw:end-shape="id8" draw:end-glue-point="9" svg:d="m5445 14653c6712 0 10067-2465 10067-7396">
          <text:p/>
        </draw:connector>
        <draw:custom-shape draw:style-name="gr19" draw:text-style-name="P2" draw:layer="layout" svg:width="12.7cm" svg:height="3.026cm" svg:x="2.905cm" svg:y="19.491cm">
          <text:p text:style-name="P2"><text:span text:style-name="T1">Rule: non-additive changing relation has to create only cycles with applying relations and referencing relations. Non-additive change is the change that changes the reference to the node in the base hierarchy or removes /changes some component of the nod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cccc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ri Borisov</meta:initial-creator>
    <meta:creation-date>2014-03-18T16:02:41</meta:creation-date>
    <dc:date>2014-03-20T19:10:42</dc:date>
    <dc:creator>Yuri Borisov</dc:creator>
    <meta:editing-duration>PT51H08M04S</meta:editing-duration>
    <meta:editing-cycles>14</meta:editing-cycles>
    <meta:generator>OpenOffice.org/3.2$Unix OpenOffice.org_project/320m12$Build-9483</meta:generator>
    <meta:document-statistic meta:object-count="51"/>
  </office:meta>
</office:document-meta>
</file>